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7.96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365.1pt"/>
    </style:style>
    <style:style style:name="co6" style:family="table-column">
      <style:table-column-properties fo:break-before="auto" style:column-width="95.36pt"/>
    </style:style>
    <style:style style:name="co7" style:family="table-column">
      <style:table-column-properties fo:break-before="auto" style:column-width="515.85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124.41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12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rter" table:style-name="ta1">
        <table:table-column table:style-name="co1" table:default-cell-style-name="ce3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  <table:table-cell table:number-columns-repeated="1019"/>
        </table:table-row>
      </table:table>
      <table:table table:name="Ironclad" table:style-name="ta1">
        <table:table-column table:style-name="co3" table:default-cell-style-name="ce3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19"/>
        </table:table-row>
        <table:table-row table:style-name="ro1" table:number-rows-repeated="31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mer" table:style-name="ta1">
        <table:table-column table:style-name="co3" table:default-cell-style-name="ce3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Description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Shatter Illusion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ll illusion on target. Deal 2 damage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ll illusion on target. Gain 2 block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ed Delusion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Deal 1 damage to new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red Dream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e an illusion to a new target. New target gains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Draw 1 card for each illusion discarde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 War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energy and draw 1 card. Next turn, draw 1 less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oral Curt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play an Attack this turn, draw a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her Feas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ll illusions. Gain 1 HP for each illusion discarded. Exhaus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ou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3 cards and gain 3 energy. Do not draw cards next turn. Exhaus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os Storm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illusion is moved to a new target and deals 2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Stab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for each illusion on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sive Strik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nd gain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Sla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the target, no energy is sp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d Dra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If no Illusions are on you, no energy is spen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urred Frenz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other Attack played thi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usionary Leap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card an illusion on you. If an illusion is discarded, deal 2 damage and draw a car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 Discard your hand, then draw that many cards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noi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es nothing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r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pplied, deal 1 damage to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llus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pplied, target gains 1 blo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milit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at start of target’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tor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 at start of target’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ui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 whenever an Illusion is appli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ea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Illu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pplied, deal 1 damage for each other illusion on target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msi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pplied, targets next attack also targets itsel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tenc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llu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lusions applied to target cost 1 less energy.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3"/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" table:style-name="ta1">
        <table:table-column table:style-name="co6" table:default-cell-style-name="ce9"/>
        <table:table-column table:style-name="co7" table:default-cell-style-name="ce4"/>
        <table:table-column table:style-name="co8" table:default-cell-style-name="ce4"/>
        <table:table-column table:style-name="co8" table:number-columns-repeated="3" table:default-cell-style-name="ce11"/>
        <table:table-column table:style-name="co9" table:default-cell-style-name="ce11"/>
        <table:table-column table:style-name="co8" table:number-columns-repeated="2" table:default-cell-style-name="ce11"/>
        <table:table-column table:style-name="co1" table:number-columns-repeated="1015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pies</text:p>
          </table:table-cell>
          <table:table-cell table:style-name="ce16" office:value-type="string" calcext:value-type="string" table:number-columns-spanned="6" table:number-rows-spanned="1">
            <text:p>Options</text:p>
          </table:table-cell>
          <table:covered-table-cell table:number-columns-repeated="5" table:style-name="ce18"/>
          <table:table-cell table:style-name="ce5" table:number-columns-repeated="1015"/>
        </table:table-row>
        <table:table-row table:style-name="ro1">
          <table:table-cell office:value-type="string" calcext:value-type="string">
            <text:p>Blood Sacrifice</text:p>
          </table:table-cell>
          <table:table-cell office:value-type="string" calcext:value-type="string">
            <text:p>The doors lock behind you. An alter with three pedestals covered in blood sits in the center of the roo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3 HP. Gain 1 treasure. Stay.</text:p>
          </table:table-cell>
          <table:table-cell office:value-type="string" calcext:value-type="string">
            <text:p>Lose 3 HP. Gain 1 max HP. Stay.</text:p>
          </table:table-cell>
          <table:table-cell office:value-type="string" calcext:value-type="string">
            <text:p>Lose 3 HP. Leav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i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se 2 max HP. Heal to full HP.</text:p>
          </table:table-cell>
          <table:table-cell office:value-type="string" calcext:value-type="string">
            <text:p>Lose 4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e Gifts</text:p>
          </table:table-cell>
          <table:table-cell office:value-type="string" calcext:value-type="string">
            <text:p>A chest, a grail, and a loaf of bread are spread across the room. Which one do you take fro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. Gain 1 treasure</text:p>
          </table:table-cell>
          <table:table-cell office:value-type="string" calcext:value-type="string">
            <text:p>Chalice. Gain 2 max HP</text:p>
          </table:table-cell>
          <table:table-cell office:value-type="string" calcext:value-type="string">
            <text:p>Bread. Heal 5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gu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se 8 gold. Remove a card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caven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d a random card to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Cler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ove a random card from your deck. Heal to full HP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 Slumber</text:p>
          </table:table-cell>
          <table:table-cell office:value-type="string" calcext:value-type="string">
            <text:p>A mysterious monster rest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 it. Fight an elite monster.</text:p>
          </table:table-cell>
          <table:table-cell office:value-type="string" calcext:value-type="string">
            <text:p>Exit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ngeon Robbery</text:p>
          </table:table-cell>
          <table:table-cell office:value-type="string" calcext:value-type="string">
            <text:p>A mysterious monster stands ominously in the center of the room. A voice in your head demands an offeri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. Fight an elite monster.</text:p>
          </table:table-cell>
          <table:table-cell office:value-type="string" calcext:value-type="string">
            <text:p>Offer. Lose ALL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 Goop</text:p>
          </table:table-cell>
          <table:table-cell office:value-type="string" calcext:value-type="string">
            <text:p>The room is covering in a putrid goo. A bag of gold sinks into the floor as it slowly swallows anything it touch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0 gold. Lose 4 HP.</text:p>
          </table:table-cell>
          <table:table-cell office:value-type="string" calcext:value-type="string">
            <text:p>Lose 5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let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: Gain 1 relic.</text:p>
          </table:table-cell>
          <table:table-cell office:value-type="string" calcext:value-type="string">
            <text:p>2: Gain 1 treasure.</text:p>
          </table:table-cell>
          <table:table-cell office:value-type="string" calcext:value-type="string">
            <text:p>3: Gain 2 max HP.</text:p>
          </table:table-cell>
          <table:table-cell office:value-type="string" calcext:value-type="string">
            <text:p>4: Remove a card from your deck.</text:p>
          </table:table-cell>
          <table:table-cell office:value-type="string" calcext:value-type="string">
            <text:p>5: Lose 4 HP.</text:p>
          </table:table-cell>
          <table:table-cell office:value-type="string" calcext:value-type="string">
            <text:p>6:Add a curse 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irit F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move a common card from your deck. Heal 1 HP.</text:p>
          </table:table-cell>
          <table:table-cell office:value-type="string" calcext:value-type="string">
            <text:p>Remove an uncommon card from your deck. Heal to full HP.</text:p>
          </table:table-cell>
          <table:table-cell office:value-type="string" calcext:value-type="string">
            <text:p>Remove a rare card from your deck. Gain 2 max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hole</text:p>
          </table:table-cell>
          <table:table-cell office:value-type="string" calcext:value-type="string">
            <text:p>A powerful force draws you towards the center of the room. You see a switch that is briefly in reach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 in. Teleport to another player’s location.</text:p>
          </table:table-cell>
          <table:table-cell office:value-type="string" calcext:value-type="string">
            <text:p>Flip switch. Target player teleports to your loc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k Corridor</text:p>
          </table:table-cell>
          <table:table-cell office:value-type="string" calcext:value-type="string">
            <text:p>You find a winding passage. A blue flame torch illuminates the entrance, as the only guiding ligh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 your own way. Teleport to the boss room for the level.</text:p>
          </table:table-cell>
          <table:table-cell office:value-type="string" calcext:value-type="string">
            <text:p>Use the torch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A massive library fill the room, with a padded chair in the cent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. Choose 1 of 10 cards to add to your deck.</text:p>
          </table:table-cell>
          <table:table-cell office:value-type="string" calcext:value-type="string">
            <text:p>Rest. Heal 5 HP.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asure" table:style-name="ta1">
        <table:table-column table:style-name="co10" table:default-cell-style-name="ce9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0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pies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Draw 3 cards Character cards. You can add 1 to your deck.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Gain 3 gold.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old Bars</text:p>
          </table:table-cell>
          <table:table-cell office:value-type="string" calcext:value-type="string">
            <text:p>Gain 6 gol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ewels</text:p>
          </table:table-cell>
          <table:table-cell office:value-type="string" calcext:value-type="string">
            <text:p>Gain 10 gol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re Potion</text:p>
          </table:table-cell>
          <table:table-cell office:value-type="string" calcext:value-type="string">
            <text:p>Consumable. Deal 4 damage instantly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ock Potion</text:p>
          </table:table-cell>
          <table:table-cell office:value-type="string" calcext:value-type="string">
            <text:p>Consumable. Deal 4 damage instantly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ft Potion</text:p>
          </table:table-cell>
          <table:table-cell office:value-type="string" calcext:value-type="string">
            <text:p>Consumable. Draw 3 cards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ergy Potion</text:p>
          </table:table-cell>
          <table:table-cell office:value-type="string" calcext:value-type="string">
            <text:p>Consumable. Gain 2 energy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oke Potion</text:p>
          </table:table-cell>
          <table:table-cell office:value-type="string" calcext:value-type="string">
            <text:p>Consumable. Escape from a non-boss battle. Skip rewards.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lic" table:style-name="ta1">
        <table:table-column table:style-name="co11" table:default-cell-style-name="ce9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0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Copies</text:p>
          </table:table-cell>
        </table:table-row>
        <table:table-row table:style-name="ro1">
          <table:table-cell office:value-type="string" calcext:value-type="string">
            <text:p>Dumbbell</text:p>
          </table:table-cell>
          <table:table-cell office:value-type="string" calcext:value-type="string">
            <text:p>Start combats with +1 strength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At the start of each combat, draw 2 additional card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Start each combat with 4 bloc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chalcum</text:p>
          </table:table-cell>
          <table:table-cell office:value-type="string" calcext:value-type="string">
            <text:p>If you end your turn without block, gain 2 bloc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Gain 1 energy at the first turn of each comba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tled Flame</text:p>
          </table:table-cell>
          <table:table-cell office:value-type="string" calcext:value-type="string">
            <text:p>At the start of each combat, put any Attack from your deck into your han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tled Lightning</text:p>
          </table:table-cell>
          <table:table-cell office:value-type="string" calcext:value-type="string">
            <text:p>At the start of each combat, put any Skill from your deck into your han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riken</text:p>
          </table:table-cell>
          <table:table-cell office:value-type="string" calcext:value-type="string">
            <text:p>Every time you play 3 Attacks in a single turn, gain 1 strength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namental Fan</text:p>
          </table:table-cell>
          <table:table-cell office:value-type="string" calcext:value-type="string">
            <text:p>Every time you play 3 Attacks in a single turn, gain 2 bloc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Increase your max HP by 5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tter Opener</text:p>
          </table:table-cell>
          <table:table-cell office:value-type="string" calcext:value-type="string">
            <text:p>Every time you play 3 Skills in a single turn, deal 1 damage to ALL enemi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miling Mask</text:p>
          </table:table-cell>
          <table:table-cell office:value-type="string" calcext:value-type="string">
            <text:p>The merchant's card removal cost is only 5 gold now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on's Ashes</text:p>
          </table:table-cell>
          <table:table-cell office:value-type="string" calcext:value-type="string">
            <text:p>Whenever you Exhaust a card, deal 1 damage to ALL enemi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You can no longer become weak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Energy is now conserved between turn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ning Top</text:p>
          </table:table-cell>
          <table:table-cell office:value-type="string" calcext:value-type="string">
            <text:p>Whenever you have no cards in hand during your turn, draw a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ning Blood</text:p>
          </table:table-cell>
          <table:table-cell office:value-type="string" calcext:value-type="string">
            <text:p>At the end of combat, heal 2 HP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ffee Dripper</text:p>
          </table:table-cell>
          <table:table-cell office:value-type="string" calcext:value-type="string">
            <text:p>Gain 1 energy at the start of each turn. You can no longer rest at campfir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toplasm</text:p>
          </table:table-cell>
          <table:table-cell office:value-type="string" calcext:value-type="string">
            <text:p>Gain 1 energy at the start of each turn. You no longer gain gold from battle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osopher's Stone</text:p>
          </table:table-cell>
          <table:table-cell office:value-type="string" calcext:value-type="string">
            <text:p>Gain 1 energy at the start of each turn. All enemies start with 2 strength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 of Pain</text:p>
          </table:table-cell>
          <table:table-cell office:value-type="string" calcext:value-type="string">
            <text:p>Whenever you lose HP, draw 1 card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urader’s Map</text:p>
          </table:table-cell>
          <table:table-cell office:value-type="string" calcext:value-type="string">
            <text:p>When you enter a new level, you can swap the contents of two room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ryoshka</text:p>
          </table:table-cell>
          <table:table-cell office:value-type="string" calcext:value-type="string">
            <text:p>The next two chests you open contain two relics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mamori</text:p>
          </table:table-cell>
          <table:table-cell office:value-type="string" calcext:value-type="string">
            <text:p>Negate the next curse you obtain, then discard this reli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zard Tail</text:p>
          </table:table-cell>
          <table:table-cell office:value-type="string" calcext:value-type="string">
            <text:p>Next time you would die, heal to 50% HP and discard this reli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Star</text:p>
          </table:table-cell>
          <table:table-cell office:value-type="string" calcext:value-type="string">
            <text:p>Elites now drop two relics.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/00/0000</text:date>, <text:time style:data-style-name="N2" text:time-value="07:38:13.965759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.828847950</meta:creation-date>
    <dc:date>2018-09-04T09:34:45.411315320</dc:date>
    <meta:editing-duration>PT16H1M53S</meta:editing-duration>
    <meta:editing-cycles>11</meta:editing-cycles>
    <meta:generator>LibreOffice/6.0.3.2$Linux_X86_64 LibreOffice_project/00m0$Build-2</meta:generator>
    <meta:document-statistic meta:table-count="6" meta:cell-count="346" meta:object-count="0"/>
  </office:meta>
</office:document-meta>
</file>